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automatic-styles>
    <style:style style:name="Table1" style:family="table">
      <style:table-properties style:width="7.2479in" fo:margin-left="0in" table:align="left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6.25in"/>
    </style:style>
    <style:style style:name="Table1.1" style:family="table-row">
      <style:table-row-properties style:min-row-height="3.805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Ubuntu" fo:font-size="10pt" style:font-size-asian="8.75pt" style:font-size-complex="10pt"/>
    </style:style>
    <style:style style:name="P2" style:family="paragraph" style:parent-style-name="Table_20_Contents">
      <style:text-properties style:font-name="Ubuntu" fo:font-size="10pt" officeooo:rsid="001a744f" officeooo:paragraph-rsid="001a744f" style:font-size-asian="8.75pt" style:font-size-complex="10pt"/>
    </style:style>
    <style:style style:name="P3" style:family="paragraph" style:parent-style-name="Text_20_body">
      <style:text-properties style:font-name="Ubuntu" fo:font-weight="bold" officeooo:rsid="001a744f" officeooo:paragraph-rsid="001a744f" style:font-weight-asian="bold" style:font-weight-complex="bold"/>
    </style:style>
    <style:style style:name="P4" style:family="paragraph" style:parent-style-name="Text_20_body">
      <style:text-properties style:font-name="Ubuntu" fo:font-size="10pt"/>
    </style:style>
    <style:style style:name="P5" style:family="paragraph" style:parent-style-name="Text_20_body">
      <style:text-properties style:font-name="Ubuntu" fo:font-size="10pt" fo:font-weight="bold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font-name="Ubuntu" officeooo:paragraph-rsid="001a744f"/>
    </style:style>
    <style:style style:name="T1" style:family="text">
      <style:text-properties officeooo:rsid="001a744f"/>
    </style:style>
    <style:style style:name="T2" style:family="text">
      <style:text-properties fo:font-weight="bold"/>
    </style:style>
    <style:style style:name="T3" style:family="text">
      <style:text-properties fo:font-weight="bold" fo:background-color="#ffa6a6" loext:char-shading-value="0"/>
    </style:style>
    <style:style style:name="T4" style:family="text">
      <style:text-properties fo:language="en" fo:country="GB" fo:font-weight="bold" fo:background-color="transparent" loext:char-shading-value="0"/>
    </style:style>
    <style:style style:name="T5" style:family="text">
      <style:text-properties fo:font-size="10pt"/>
    </style:style>
    <style:style style:name="T6" style:family="text">
      <style:text-properties fo:font-size="10pt" fo:language="en" fo:country="GB" fo:font-weight="bold" officeooo:rsid="001a744f" fo:background-color="transparent" loext:char-shading-value="0" style:font-size-asian="8.75pt" style:font-size-complex="10pt"/>
    </style:style>
    <style:style style:name="T7" style:family="text">
      <style:text-properties fo:font-size="10pt" officeooo:rsid="001a744f" style:font-size-asian="8.75pt" style:font-size-complex="10pt"/>
    </style:style>
    <style:style style:name="T8" style:family="text">
      <style:text-properties fo:font-size="10pt" officeooo:rsid="001a744f"/>
    </style:style>
    <style:style style:name="T9" style:family="text">
      <style:text-properties style:font-name="Segoe UI" fo:font-size="10pt"/>
    </style:style>
    <style:style style:name="T10" style:family="text">
      <style:text-properties fo:font-style="italic" fo:font-weight="normal"/>
    </style:style>
    <style:style style:name="T11" style:family="text">
      <style:text-properties fo:font-style="italic" fo:font-weight="normal" officeooo:rsid="001a744f"/>
    </style:style>
    <style:style style:name="T12" style:family="text">
      <style:text-properties style:font-name="Ubuntu" fo:font-size="10pt"/>
    </style:style>
    <style:style style:name="T13" style:family="text">
      <style:text-properties fo:font-style="normal" fo:font-weight="normal" officeooo:rsid="001a744f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PIXIE PROJECT DEVELOPMENT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ain Notes</text:p>
            <text:p text:style-name="P2">_____________</text:p>
          </table:table-cell>
          <table:table-cell table:style-name="Table1.B1" office:value-type="string">
            <text:p text:style-name="P2">Notes</text:p>
            <text:p text:style-name="P2">__________________________________________________________________________________________</text:p>
            <text:p text:style-name="P7"><text:span text:style-name="T6">Researching AWS for back-end possibilities</text:span><text:span text:style-name="T7"> </text:span></text:p>
            <text:p text:style-name="P4">AWS not possible - the usage of DB instances would incur a fee. </text:p>
            <text:p text:style-name="P6"><text:span text:style-name="T5">Most likely with other providers like Azure etc as well. Also, hosting costs. </text:span></text:p>
            <text:p text:style-name="P4"><text:span text:style-name="T2">Which database?</text:span> </text:p>
            <text:p text:style-name="P4">PostgreSQL - I saw more jobs in my search have this DB than others. </text:p>
            <text:p text:style-name="Text_20_body"><text:a xlink:type="simple" xlink:href="https://www.postgresql.org/" text:style-name="Internet_20_link" text:visited-style-name="Visited_20_Internet_20_Link"><text:span text:style-name="T12">https://www.postgresql.org/</text:span></text:a></text:p>
            <text:p text:style-name="P4"><text:span text:style-name="T2">Back-end tech?</text:span> </text:p>
            <text:p text:style-name="P4">Contenders are: Node.js, PHP, Python and Java (least likely due to difficulty scale and time constraint)</text:p>
            <text:p text:style-name="P6"><text:span text:style-name="T5">Chosen: </text:span></text:p>
            <text:p text:style-name="P5">Front-end tech? </text:p>
            <text:p text:style-name="P6"><text:span text:style-name="T5">HTML, CSS (check anchors maybe?), React, Bootstrap / ChakraUI, Figma for designs (maybe)</text:span></text:p>
            <text:p text:style-name="P5">Testing?</text:p>
            <text:p text:style-name="P6"><text:span text:style-name="T5">Jest (most likely) + SDLC (Software Dev Lifecycle) </text:span><text:span text:style-name="T8">(Agile)</text:span></text:p>
            <text:p text:style-name="P4"><text:span text:style-name="T3">Challenges:</text:span> </text:p>
            <text:p text:style-name="P4">- SSH Key for Ubuntu (Do not use sudo xd) </text:p>
            <text:p text:style-name="P4">- Learn basic Machine Learning / AI to develop “<text:span text:style-name="T10">the pixie” </text:span><text:span text:style-name="T13">later on</text:span>. 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29:53.192789335</meta:creation-date>
    <dc:date>2024-03-07T22:34:44.871685525</dc:date>
    <meta:editing-duration>PT4M52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1" meta:paragraph-count="21" meta:word-count="125" meta:character-count="870" meta:non-whitespace-character-count="755"/>
  </office:meta>
</office:document-meta>
</file>